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94a" officeooo:paragraph-rsid="001b2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plotlib</text:p>
      <text:p text:style-name="P1"/>
      <text:p text:style-name="P1">guide d’utilisation de matplotlib</text:p>
      <text:p text:style-name="P1"/>
      <text:p text:style-name="P1">import du module</text:p>
      <text:p text:style-name="P1">Le package doit être installé sur votre machine et associé à votre IDE.</text:p>
      <text:p text:style-name="P1"/>
      <text:p text:style-name="P1">Avec Thonny vous pouvez ajouter des packages avec le gestionnaire de package, en recherchant matplotlib. </text:p>
      <text:p text:style-name="P1"/>
      <text:p text:style-name="P1">Pour utiliser cette bibliothèque, if faut l’intégrer à votre programme avec un import.</text:p>
      <text:p text:style-name="P1"/>
      <text:p text:style-name="P1">Import matplotlib</text:p>
      <text:p text:style-name="P1"/>
      <text:p text:style-name="P1">fig = pl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4:07:43.074000000</meta:creation-date>
    <dc:date>2019-11-29T14:19:01.915000000</dc:date>
    <meta:editing-duration>PT1M7S</meta:editing-duration>
    <meta:editing-cycles>1</meta:editing-cycles>
    <meta:document-statistic meta:table-count="0" meta:image-count="0" meta:object-count="0" meta:page-count="1" meta:paragraph-count="8" meta:word-count="54" meta:character-count="348" meta:non-whitespace-character-count="301"/>
    <meta:generator>LibreOffice/6.1.6.3$Windows_X86_64 LibreOffice_project/5896ab1714085361c45cf540f76f60673dd96a72</meta:generator>
  </office:meta>
</office:document-meta>
</file>